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7" style:family="paragraph" style:parent-style-name="Text_20_body">
      <style:text-properties officeooo:rsid="0020ef87" officeooo:paragraph-rsid="0020ef87"/>
    </style:style>
    <style:style style:name="P8" style:family="paragraph" style:parent-style-name="Text_20_body">
      <style:text-properties officeooo:rsid="00213c9d" officeooo:paragraph-rsid="00213c9d"/>
    </style:style>
    <style:style style:name="P9" style:family="paragraph" style:parent-style-name="Text_20_body">
      <style:text-properties officeooo:rsid="0021848d" officeooo:paragraph-rsid="0021848d"/>
    </style:style>
    <style:style style:name="P10" style:family="paragraph" style:parent-style-name="Text_20_body">
      <style:text-properties officeooo:rsid="002279cd" officeooo:paragraph-rsid="002279cd"/>
    </style:style>
    <style:style style:name="P11" style:family="paragraph" style:parent-style-name="Text_20_body">
      <style:text-properties officeooo:rsid="00264886" officeooo:paragraph-rsid="002c17b0"/>
    </style:style>
    <style:style style:name="P12" style:family="paragraph" style:parent-style-name="Text_20_body">
      <style:text-properties officeooo:rsid="002c17b0" officeooo:paragraph-rsid="002279cd"/>
    </style:style>
    <style:style style:name="P13" style:family="paragraph" style:parent-style-name="Text_20_body">
      <style:text-properties officeooo:rsid="002c17b0" officeooo:paragraph-rsid="002c17b0"/>
    </style:style>
    <style:style style:name="P14" style:family="paragraph" style:parent-style-name="Text_20_body">
      <style:text-properties officeooo:rsid="002d169a" officeooo:paragraph-rsid="002d169a"/>
    </style:style>
    <style:style style:name="P15" style:family="paragraph" style:parent-style-name="Heading_20_2">
      <style:text-properties officeooo:rsid="0020ef87" officeooo:paragraph-rsid="0020ef87"/>
    </style:style>
    <style:style style:name="P16" style:family="paragraph" style:parent-style-name="Heading_20_2">
      <style:text-properties officeooo:rsid="00213c9d" officeooo:paragraph-rsid="00213c9d"/>
    </style:style>
    <style:style style:name="P17" style:family="paragraph" style:parent-style-name="Heading_20_2">
      <style:text-properties officeooo:rsid="0021848d" officeooo:paragraph-rsid="0021848d"/>
    </style:style>
    <style:style style:name="P18" style:family="paragraph" style:parent-style-name="Heading_20_2">
      <style:text-properties officeooo:rsid="002279cd" officeooo:paragraph-rsid="002279cd"/>
    </style:style>
    <style:style style:name="P19" style:family="paragraph" style:parent-style-name="Heading_20_2">
      <style:text-properties officeooo:rsid="002279cd" officeooo:paragraph-rsid="00264886"/>
    </style:style>
    <style:style style:name="P20" style:family="paragraph" style:parent-style-name="Heading_20_2">
      <style:text-properties officeooo:rsid="002d169a"/>
    </style:style>
    <style:style style:name="P21" style:family="paragraph" style:parent-style-name="Heading_20_2">
      <style:text-properties officeooo:rsid="00300794" officeooo:paragraph-rsid="00300794"/>
    </style:style>
    <style:style style:name="P22" style:family="paragraph" style:parent-style-name="Text_20_body" style:list-style-name="L2">
      <style:text-properties officeooo:rsid="00213c9d" officeooo:paragraph-rsid="00213c9d"/>
    </style:style>
    <style:style style:name="P23" style:family="paragraph" style:parent-style-name="Text_20_body" style:list-style-name="L3">
      <style:text-properties officeooo:rsid="002ac8ef" officeooo:paragraph-rsid="002ac8ef"/>
    </style:style>
    <style:style style:name="P24" style:family="paragraph" style:parent-style-name="Text_20_body" style:list-style-name="L5">
      <style:text-properties officeooo:rsid="0023b33e" officeooo:paragraph-rsid="0023b33e"/>
    </style:style>
    <style:style style:name="P25" style:family="paragraph" style:parent-style-name="Text_20_body" style:list-style-name="L5">
      <style:text-properties officeooo:rsid="0024be7f" officeooo:paragraph-rsid="0024be7f"/>
    </style:style>
    <style:style style:name="P26" style:family="paragraph" style:parent-style-name="Text_20_body">
      <style:text-properties officeooo:rsid="00264886" officeooo:paragraph-rsid="002c17b0"/>
    </style:style>
    <style:style style:name="P27" style:family="paragraph" style:parent-style-name="Text_20_body">
      <style:text-properties officeooo:rsid="002c17b0" officeooo:paragraph-rsid="002d169a"/>
    </style:style>
    <style:style style:name="P28" style:family="paragraph" style:parent-style-name="Text_20_body" style:list-style-name="L3">
      <style:text-properties officeooo:rsid="00300794" officeooo:paragraph-rsid="00300794"/>
    </style:style>
    <style:style style:name="P29" style:family="paragraph" style:parent-style-name="Text_20_body">
      <style:text-properties officeooo:rsid="00300794" officeooo:paragraph-rsid="00309a65"/>
    </style:style>
    <style:style style:name="P30" style:family="paragraph" style:parent-style-name="Text_20_body">
      <style:text-properties officeooo:rsid="00309a65" officeooo:paragraph-rsid="00309a65"/>
    </style:style>
    <style:style style:name="P31" style:family="paragraph" style:parent-style-name="Text_20_body" style:list-style-name="L6">
      <style:paragraph-properties fo:margin-top="0in" fo:margin-bottom="0in" loext:contextual-spacing="false"/>
      <style:text-properties officeooo:rsid="00264886" officeooo:paragraph-rsid="00264886"/>
    </style:style>
    <style:style style:name="P32" style:family="paragraph" style:parent-style-name="Text_20_body" style:list-style-name="L6">
      <style:paragraph-properties fo:margin-top="0in" fo:margin-bottom="0in" loext:contextual-spacing="false"/>
      <style:text-properties officeooo:rsid="00264886" officeooo:paragraph-rsid="00267787"/>
    </style:style>
    <style:style style:name="P33" style:family="paragraph" style:parent-style-name="Text_20_body" style:list-style-name="L6">
      <style:paragraph-properties fo:margin-top="0in" fo:margin-bottom="0in" loext:contextual-spacing="false"/>
      <style:text-properties officeooo:rsid="00264886" officeooo:paragraph-rsid="0027348a"/>
    </style:style>
    <style:style style:name="P34" style:family="paragraph" style:parent-style-name="Text_20_body" style:list-style-name="L6">
      <style:paragraph-properties fo:margin-top="0in" fo:margin-bottom="0in" loext:contextual-spacing="false"/>
      <style:text-properties officeooo:rsid="00264886" officeooo:paragraph-rsid="002917bc"/>
    </style:style>
    <style:style style:name="P35" style:family="paragraph" style:parent-style-name="Text_20_body" style:list-style-name="L6">
      <style:paragraph-properties fo:margin-top="0in" fo:margin-bottom="0in" loext:contextual-spacing="false"/>
      <style:text-properties officeooo:rsid="00264886" officeooo:paragraph-rsid="0029b1e6"/>
    </style:style>
    <style:style style:name="P36" style:family="paragraph" style:parent-style-name="Text_20_body" style:list-style-name="L6">
      <style:paragraph-properties fo:margin-top="0in" fo:margin-bottom="0in" loext:contextual-spacing="false"/>
      <style:text-properties officeooo:rsid="00264886" officeooo:paragraph-rsid="002c17b0"/>
    </style:style>
    <style:style style:name="P37" style:family="paragraph" style:parent-style-name="Text_20_body" style:list-style-name="L6">
      <style:paragraph-properties fo:margin-top="0in" fo:margin-bottom="0in" loext:contextual-spacing="false"/>
      <style:text-properties fo:font-weight="bold" officeooo:rsid="00264886" officeooo:paragraph-rsid="0027348a" style:font-weight-asian="bold" style:font-weight-complex="bold"/>
    </style:style>
    <style:style style:name="P38" style:family="paragraph" style:parent-style-name="Standard">
      <style:text-properties officeooo:rsid="002078ce" officeooo:paragraph-rsid="002078ce"/>
    </style:style>
    <style:style style:name="P39" style:family="paragraph" style:parent-style-name="Standard" style:list-style-name="L1">
      <style:text-properties officeooo:rsid="0020ef87" officeooo:paragraph-rsid="0020ef87"/>
    </style:style>
    <style:style style:name="P40" style:family="paragraph" style:parent-style-name="Standard" style:list-style-name="L4">
      <style:paragraph-properties fo:margin-top="0.1in" fo:margin-bottom="0.1in" loext:contextual-spacing="false"/>
      <style:text-properties officeooo:rsid="0019dd06" officeooo:paragraph-rsid="0019dd06"/>
    </style:style>
    <style:style style:name="P41"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38">This section provides basic information for using pyxtal.</text:p>
      <text:h text:style-name="P15" text:outline-level="2">Selecting Images</text:h>
      <text:p text:style-name="P7">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3192306330" text:style-name="L1">
        <text:list-item>
          <text:p text:style-name="P39"><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39"><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39"><text:span text:style-name="T4">gsd assemblies:</text:span> <text:span text:style-name="T3">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2"/>
      <text:h text:style-name="P16" text:outline-level="2">Output File Options</text:h>
      <text:p text:style-name="P8">This section of the user interface controls what image files are written as output. <text:s/>Not yet implemented; currently no output files are written.</text:p>
      <text:h text:style-name="P16" text:outline-level="2">Analysis</text:h>
      <text:p text:style-name="P8">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16" text:outline-level="2">Window Control</text:h>
      <text:p text:style-name="P8">This section <text:span text:style-name="T17">of the user interface </text:span>controls the behavior of the user interface with respect to multiple windows. <text:s/>Hit the “Go” button to start processing files; each file opens up it’s own viewer window.</text:p>
      <text:list xml:id="list514815292" text:style-name="L2">
        <text:list-item>
          <text:p text:style-name="P22"><text:soft-page-break/>Retain Windows: whether to retain or destroy each image window after the files are processed. Not yet implemented; currently all windows are retained.</text:p>
        </text:list-item>
        <text:list-item>
          <text:p text:style-name="P22">Lock views: “views” selected in one viewer window (which image and annotations to display) are transferred to other windows when they gain focus; useful for comparing two images. <text:s/>Not yet implemented.</text:p>
        </text:list-item>
        <text:list-item>
          <text:p text:style-name="P22">Lock zoom: the magnification and translation of an image in the active window are transferred to other windows when they gain focus. <text:s/>Again, useful for comparing two images. Not yet implemented.</text:p>
        </text:list-item>
      </text:list>
      <text:h text:style-name="P17" text:outline-level="2">Using the Viewer Window</text:h>
      <text:p text:style-name="P9">When a viewer window opens, displaying a file, various images and annotations can be selected. <text:s/>These are mostly self-explanatory; go ahead and mess with them to see. <text:s/>Trajectories will display on each image a particle’s path over all of the frames, but is not yet implemented. <text:s/>Show stats will display basic information on spheres, bonds, and crystal defects, but is not yet implemented.</text:p>
      <text:list xml:id="list3046438241" text:style-name="L3">
        <text:list-item>
          <text:p text:style-name="P23">Zoom the image using the mouse wheel. <text:s/></text:p>
        </text:list-item>
        <text:list-item>
          <text:p text:style-name="P23">Move the image by clicking and dragging it. <text:s/></text:p>
        </text:list-item>
        <text:list-item>
          <text:p text:style-name="P23">Double click on the image to recenter it in its original position at its original magnification. </text:p>
        </text:list-item>
        <text:list-item>
          <text:p text:style-name="P28">Use right and left arrow keys to flip through multiple viewer windows in order. (Not yet implemented.)</text:p>
        </text:list-item>
      </text:list>
      <text:h text:style-name="Heading_20_1" text:outline-level="1">Programming Reference</text:h>
      <text:p text:style-name="P6">This section is designed to be a guide to the structure of the Pyxtal program. <text:s/>Anyone attempting to make significant changes to the program should read this part first.</text:p>
      <text:p text:style-name="P6">P<text:span text:style-name="T1">yxtal is coded in Python, and has only been tested in version 3.6.6. <text:s/>It also uses various bits of the libraries numpy, scipy, matplotlib, tkinter, and gsd, in addition to the standard python librarie</text:span>s; presumably these will need to be installed in order for pyxtal to work.</text:p>
      <text:h text:style-name="P21" text:outline-level="2">Images, plots, and coordinates</text:h>
      <text:p text:style-name="P29"><text:span text:style-name="T18">Although Pyxtal was designed from the ground up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29"><text:span text:style-name="T18">When reading input from image files, the image itself provided the natural coordinate system, ranging from 0,0 to the x and y size of the image in pixels. <text:s/>Spheres are guaranteed to be at least several pixels wide. <text:s/>Pyxtal uses matplotlib to display the original image in the viewer (using imshow()), and adds various other scatter, line, and circle plots for annotations. <text:s/>The Orientation field is also an image, created using the same pixel range as the original image.</text:span></text:p>
      <text:p text:style-name="P30"><text:soft-page-break/>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p>
      <text:p text:style-name="P29"><text:span text:style-name="T18">In adapting s plotted over the topand circle plotssizes were guaranteed to be some number of pixels lar</text:span></text:p>
      <text:h text:style-name="Heading_20_2" text:outline-level="2">PAGE</text:h>
      <text:p text:style-name="P4"><text:span text:style-name="T2">The user interfaces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As another example, many of the attributes of the viewer are declared outside of the class.</text:span></text:p>
      <text:p text:style-name="P5">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3">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3572561074" text:style-name="L4">
        <text:list-item>
          <text:p text:style-name="P40">The supporting code should NOT be regenerated in PAGE, ever. <text:s/>It has changed too much from PAGE’S original version for the new code to be of any use.</text:p>
        </text:list-item>
        <text:list-item>
          <text:p text:style-name="P40">If the GUI code is regenerated, then various changes I made to it will have to be put back in, by hand. <text:s/>(Presumably, one should use diff or something to compare the new code to the old code, and select bits accordingly.</text:p>
        </text:list-item>
      </text:list>
      <text:h text:style-name="P18" text:outline-level="2">Brief description of Pyxtal Main Window (pmw) object</text:h>
      <text:p text:style-name="P10">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1632711928" text:style-name="L5">
        <text:list-item>
          <text:p text:style-name="P24"><text:soft-page-break/><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text:p>
        </text:list-item>
        <text:list-item>
          <text:p text:style-name="P25"><text:span text:style-name="T4">pmw.filelist</text:span> is a list of filenames to be processed. <text:s/><text:span text:style-name="T4">pmw.viewers</text:span> is a list of the viewer objects generated for each file when the Go button is hit.</text:p>
        </text:list-item>
      </text:list>
      <text:h text:style-name="P19" text:outline-level="2">Brief description of Pyxtal Viewer object</text:h>
      <text:p text:style-name="P11">For each file processed, a pyxtal viewer object is created. <text:s/>It is a tkinter toplevel window with lots of other widgets, and also includes as attributes many variables and bits of data that are created along the way. <text:s/></text:p>
      <text:p text:style-name="P11">Below is a complete (I think) list of attributes, where I’ve described the ones that warrant some explanation:</text:p>
      <text:list xml:id="list4171751040" text:style-name="L6">
        <text:list-item>
          <text:p text:style-name="P31"><text:span text:style-name="T4">annotationsframe</text:span>:</text:p>
        </text:list-item>
        <text:list-item>
          <text:p text:style-name="P31"><text:span text:style-name="T4">ax:</text:span> The axes of the plot, created by pyplot.</text:p>
        </text:list-item>
        <text:list-item>
          <text:p text:style-name="P32"><text:span text:style-name="T5">c</text:span><text:span text:style-name="T4">anvWidget</text:span>:</text:p>
        </text:list-item>
        <text:list-item>
          <text:p text:style-name="P32"><text:span text:style-name="T4">circlesCheck</text:span>:</text:p>
        </text:list-item>
        <text:list-item>
          <text:p text:style-name="P32"><text:span text:style-name="T4">corners</text:span>: <text:span text:style-name="T12">A 2D ndarray of the current axes limits: [ [xmin, ymin], [xmax, ymax]].</text:span></text:p>
        </text:list-item>
        <text:list-item>
          <text:p text:style-name="P32"><text:span text:style-name="T5">d</text:span><text:span text:style-name="T4">efectsCheck</text:span>:</text:p>
        </text:list-item>
        <text:list-item>
          <text:p text:style-name="P33"><text:span text:style-name="T4">fig</text:span>: <text:span text:style-name="T13">the figure containing all the plots, created by pyplot.</text:span></text:p>
        </text:list-item>
        <text:list-item>
          <text:p text:style-name="P33"><text:span text:style-name="T4">filename</text:span>: <text:span text:style-name="T13">the string of the base filename (no path) being processed.</text:span></text:p>
        </text:list-item>
        <text:list-item>
          <text:p text:style-name="P37">filteredButton:</text:p>
        </text:list-item>
        <text:list-item>
          <text:p text:style-name="P33"><text:span text:style-name="T4">idx</text:span>: <text:span text:style-name="T13">the index (0 to number of files) of the file being processed. <text:s/></text:span></text:p>
        </text:list-item>
        <text:list-item>
          <text:p text:style-name="P33"><text:span text:style-name="T4">image</text:span>: <text:span text:style-name="T13">the raw image as read from the file.</text:span></text:p>
        </text:list-item>
        <text:list-item>
          <text:p text:style-name="P33"><text:span text:style-name="T4">imageframe</text:span>: <text:span text:style-name="T13">the frame that holds the controls for the image (raw, filtered, etc.)</text:span></text:p>
        </text:list-item>
        <text:list-item>
          <text:p text:style-name="P33"><text:span text:style-name="T4">imgCanvas</text:span>: <text:span text:style-name="T13">the tkinter canvas that holds all the matplotlib plots.</text:span></text:p>
        </text:list-item>
        <text:list-item>
          <text:p text:style-name="P33"><text:span text:style-name="T4">imgshape</text:span>: <text:span text:style-name="T13">the size [x, y] of the image.</text:span></text:p>
        </text:list-item>
        <text:list-item>
          <text:p text:style-name="P33"><text:span text:style-name="T4">inv_image</text:span>: <text:span text:style-name="T13">the inverted image (black on white instead of white on black).</text:span></text:p>
        </text:list-item>
        <text:list-item>
          <text:p text:style-name="P33"><text:span text:style-name="T6">i</text:span><text:span text:style-name="T4">nvertCheck</text:span>: </text:p>
        </text:list-item>
        <text:list-item>
          <text:p text:style-name="P33"><text:span text:style-name="T4">invertImage:</text:span> </text:p>
        </text:list-item>
        <text:list-item>
          <text:p text:style-name="P33"><text:span text:style-name="T4">locations</text:span>: <text:span text:style-name="T13">a 2D ndarray of the x,y coordinates of all the particles (or spheres).</text:span></text:p>
        </text:list-item>
        <text:list-item>
          <text:p text:style-name="P33"><text:span text:style-name="T6">m</text:span><text:span text:style-name="T4">ousebuttondown</text:span>: <text:span text:style-name="T13">whether the left mouse button is already currently down.</text:span></text:p>
        </text:list-item>
        <text:list-item>
          <text:p text:style-name="P33"><text:span text:style-name="T4">noneButton</text:span>: </text:p>
        </text:list-item>
        <text:list-item>
          <text:p text:style-name="P33"><text:span text:style-name="T4">orientationCheck</text:span>: </text:p>
        </text:list-item>
        <text:list-item>
          <text:p text:style-name="P33"><text:span text:style-name="T4">plt_angleimg:</text:span> <text:span text:style-name="T13">plot of the orientation image.</text:span></text:p>
        </text:list-item>
        <text:list-item>
          <text:p text:style-name="P33"><text:span text:style-name="T4">plt_circles: </text:span><text:span text:style-name="T13">plot of circles drawn around all particles.</text:span></text:p>
        </text:list-item>
        <text:list-item>
          <text:p text:style-name="P33"><text:span text:style-name="T4">plt_disc: </text:span><text:span text:style-name="T13">plot of all disclinations.</text:span></text:p>
        </text:list-item>
        <text:list-item>
          <text:p text:style-name="P33"><text:soft-page-break/><text:span text:style-name="T4">plt_rawimg:</text:span> <text:span text:style-name="T13">plot of the raw image, or circles of the particles if gsd particles.</text:span></text:p>
        </text:list-item>
        <text:list-item>
          <text:p text:style-name="P33"><text:span text:style-name="T4">plt_triang:</text:span> <text:span text:style-name="T13">plot of blue lines for the triangulation</text:span></text:p>
        </text:list-item>
        <text:list-item>
          <text:p text:style-name="P33"><text:span text:style-name="T4">pmw:</text:span> <text:span text:style-name="T13">the pyxtal main window object that created the viewer. <text:s/>Used to refer back to global attributes like pmw.sphereSize, etc.</text:span></text:p>
        </text:list-item>
        <text:list-item>
          <text:p text:style-name="P33"><text:span text:style-name="T4">prev_button_time:</text:span> <text:span text:style-name="T13">The time at which the mouse button was last pressed, used to detect double clicks.</text:span></text:p>
        </text:list-item>
        <text:list-item>
          <text:p text:style-name="P33"><text:span text:style-name="T4">rawButton</text:span>: </text:p>
        </text:list-item>
        <text:list-item>
          <text:p text:style-name="P34"><text:span text:style-name="T4">rgbimg</text:span>: <text:span text:style-name="T14">the image data (rgb) for the orientation field.</text:span></text:p>
        </text:list-item>
        <text:list-item>
          <text:p text:style-name="P34"><text:span text:style-name="T4">ShowCircles</text:span>:</text:p>
        </text:list-item>
        <text:list-item>
          <text:p text:style-name="P34"><text:span text:style-name="T4">showDefects</text:span>: </text:p>
        </text:list-item>
        <text:list-item>
          <text:p text:style-name="P34"><text:span text:style-name="T4">showOrientation</text:span>: </text:p>
        </text:list-item>
        <text:list-item>
          <text:p text:style-name="P34"><text:span text:style-name="T4">showStats</text:span>: <text:span text:style-name="T14">Display a separate window with basic counts of particles, bonds, and defects.</text:span></text:p>
        </text:list-item>
        <text:list-item>
          <text:p text:style-name="P34"><text:span text:style-name="T4">showTraject</text:span>: <text:span text:style-name="T14">Show the path of a particle over many frames.</text:span></text:p>
        </text:list-item>
        <text:list-item>
          <text:p text:style-name="P34"><text:span text:style-name="T7">s</text:span><text:span text:style-name="T4">howTriang</text:span>:</text:p>
        </text:list-item>
        <text:list-item>
          <text:p text:style-name="P34"><text:span text:style-name="T4">statsCheck</text:span>:</text:p>
        </text:list-item>
        <text:list-item>
          <text:p text:style-name="P34"><text:span text:style-name="T4">top</text:span>: <text:span text:style-name="T14">the toplevel tkinter object of the viewer, used to set the title and destroy the window.</text:span></text:p>
        </text:list-item>
        <text:list-item>
          <text:p text:style-name="P34"><text:span text:style-name="T4">trajectCheck</text:span>: </text:p>
        </text:list-item>
        <text:list-item>
          <text:p text:style-name="P35"><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36"><text:span text:style-name="T8">tri.b</text:span><text:span text:style-name="T4">ondsangle: </text:span><text:span text:style-name="T16">the angle (0 to pi/3) of each bond.</text:span></text:p>
        </text:list-item>
        <text:list-item>
          <text:p text:style-name="P36"><text:span text:style-name="T8">tri.</text:span><text:span text:style-name="T4">bondsl:</text:span> <text:span text:style-name="T16">the length of each bond.</text:span></text:p>
        </text:list-item>
        <text:list-item>
          <text:p text:style-name="P36"><text:span text:style-name="T8">tri.</text:span><text:span text:style-name="T4">bondsx:</text:span> <text:span text:style-name="T16">x position of each bond.</text:span></text:p>
        </text:list-item>
        <text:list-item>
          <text:p text:style-name="P36"><text:span text:style-name="T8">tri.</text:span><text:span text:style-name="T4">bondsy:</text:span> <text:span text:style-name="T16">y position of each bond.</text:span></text:p>
        </text:list-item>
        <text:list-item>
          <text:p text:style-name="P36"><text:span text:style-name="T8">tri.</text:span><text:span text:style-name="T4">cnum:</text:span> <text:span text:style-name="T16">the coordination number (# of neighbors) of each vertex.</text:span></text:p>
        </text:list-item>
        <text:list-item>
          <text:p text:style-name="P36"><text:span text:style-name="T8">tri.</text:span><text:span text:style-name="T4">disc: </text:span><text:span text:style-name="T16">the index of each vertex that has cnum not equal to six.</text:span></text:p>
        </text:list-item>
        <text:list-item>
          <text:p text:style-name="P36"><text:span text:style-name="T8">tri.</text:span><text:span text:style-name="T4">outer_vertices:</text:span> <text:span text:style-name="T16">the index of each vertex that is on the outside of the triangulation.</text:span></text:p>
        </text:list-item>
        <text:list-item>
          <text:p text:style-name="P36"><text:span text:style-name="T8">tri.</text:span><text:span text:style-name="T4">points:</text:span> <text:span text:style-name="T16">the original input points, identical to viewer.locations.</text:span></text:p>
        </text:list-item>
        <text:list-item>
          <text:p text:style-name="P35"><text:span text:style-name="T9">t</text:span><text:span text:style-name="T4">riangulationCheck</text:span>: </text:p>
        </text:list-item>
        <text:list-item>
          <text:p text:style-name="P35"><text:span text:style-name="T4">whichImage</text:span>: </text:p>
        </text:list-item>
        <text:list-item>
          <text:p text:style-name="P35"><text:span text:style-name="T4">zoom</text:span>: <text:span text:style-name="T15">the ratio by which the current image is zoomed.</text:span></text:p>
        </text:list-item>
      </text:list>
      <text:p text:style-name="P12"/>
      <text:h text:style-name="Heading_20_2" text:outline-level="2">Description of sphere detection algorithms</text:h>
      <text:p text:style-name="P27">For input files that are images, I found the locations using the trackpy.locate function of the trackpy package, written and maintained by the Trackpy soft matter group.</text:p>
      <text:p text:style-name="P27">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13">How I pair disclinations into dislocations.</text:p>
      <text:h text:style-name="P20" text:outline-level="2" text:is-list-header="true"><text:soft-page-break/></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0-28T21:42:15.860674737</dc:date>
    <meta:editing-duration>PT1H1M55S</meta:editing-duration>
    <meta:editing-cycles>16</meta:editing-cycles>
    <meta:document-statistic meta:table-count="0" meta:image-count="0" meta:object-count="0" meta:page-count="6" meta:paragraph-count="102" meta:word-count="2083" meta:character-count="12271" meta:non-whitespace-character-count="10299"/>
  </office:meta>
</office:document-meta>
</file>